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sound offers an exciting future. A free sharing of sound outside of capitalism. Along with the internet and the ever more accessible personal devices, digital sound is almost virtually free.</text:p>
      <text:p text:style-name="P1"/>
      <text:p text:style-name="P1">By claiming ownership of sound and demanding compensation for that sound we prevent the future and the possibilities of sharing sound. </text:p>
      <text:p text:style-name="P1"/>
      <text:p text:style-name="P1">Before recorded sound music was more or less free. Sheet music was protected but it was hard to prevent tunes from spreading. (research sheet music for this passage). Compare this to folk music. The tangled webs of melodies and lyrics and various performers and the rich history of sound. Compare that to the stale and formal history of chamber music, controlled by hierarchial forms of power and the ownership of property.</text:p>
      <text:p text:style-name="P1"/>
      <text:p text:style-name="P1">The idea of owinig a recorded sound piece comes from antiquated technology. DRM and other ways to control the free copying and sharing of digitla sound files is forcing the digital medium back to the past as a physicl object.</text:p>
      <text:p text:style-name="P1"/>
      <text:p text:style-name="P1">Quick passage about music business and the arbitrary prices of sound files. The only way to make a living is to convince millions of people to listen to the same thing. </text:p>
      <text:p text:style-name="P1"/>
      <text:p text:style-name="P1">Best way forward is a society that pays for all and our artistic output is communal and free. Obviously a long way away. But the first steps are to embrace this approach. Rather than saying oh well this is the way it is. Art in general needs to be a concept and experiment on possible futures.</text:p>
      <text:p text:style-name="P1"/>
      <text:p text:style-name="P1">Also a free sound network allows for true artistic expression. To reach people before digital sound you needed to deal with capital. A label, recod/cd pressing. Etc... A label signs u on and you have to make 3 records regardless of artistic concepts and pupose. Only purpose is a musical carrerr. Obviously unsustainable yet something we stay chasing. A lot like the labour situation at large. We wont address serious enviormental and human rights concerns because people would loose their jobs and the governments powers have been so severely reduced that it cant step in and solve the problem.</text:p>
      <text:p text:style-name="P1"/>
      <text:p text:style-name="P1">In effect the DRM capital approach to digital music is a racket that imposes an artificial reality through very faulty law. (problematic history of liberalism, private property, slavery, white supremacism) </text:p>
      <text:p text:style-name="P1"><text:soft-page-break/></text:p>
      <text:p text:style-name="P1"/>
      <text:p text:style-name="P1"><text:s/></text:p>
      <text:p text:style-name="P1">As part of a wider fight for open source. </text:p>
      <text:p text:style-name="P1"/>
      <text:p text:style-name="P1">The violence of private property. </text:p>
      <text:p text:style-name="P1"/>
      <text:p text:style-name="P1">Artists shouldn't ask for compensation for their labou without demanding compensation for all labour in the world. Poor laborers need money first than maybe we can figure out artists. <text:s/>Free access to all digital sound destroys a part of the capitalist economy. Asking for money for your sound files is basically demanding that someone works. Sells themselves for capital. Also brutally ignoring the variety of experinces.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Wiles-Young</meta:initial-creator>
    <meta:creation-date>2018-12-09T14:45:35</meta:creation-date>
    <meta:generator>OpenOffice/4.1.5$Unix OpenOffice.org_project/415m1$Build-9789</meta:generator>
    <dc:date>2018-12-09T16:43:05</dc:date>
    <dc:creator>Jeremy Wiles-Young</dc:creator>
    <meta:editing-duration>PT1H57M45S</meta:editing-duration>
    <meta:editing-cycles>2</meta:editing-cycles>
    <meta:document-statistic meta:table-count="0" meta:image-count="0" meta:object-count="0" meta:page-count="2" meta:paragraph-count="12" meta:word-count="459" meta:character-count="2743"/>
  </office:meta>
</office:document-meta>
</file>